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5243in" table:align="left"/>
    </style:style>
    <style:style style:name="Table1.A" style:family="table-column">
      <style:table-column-properties style:column-width="1.684in"/>
    </style:style>
    <style:style style:name="Table1.B" style:family="table-column">
      <style:table-column-properties style:column-width="2.840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9826in" table:align="left"/>
    </style:style>
    <style:style style:name="Table2.A" style:family="table-column">
      <style:table-column-properties style:column-width="0.9632in"/>
    </style:style>
    <style:style style:name="Table2.B" style:family="table-column">
      <style:table-column-properties style:column-width="3.019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4028in" table:align="left"/>
    </style:style>
    <style:style style:name="Table3.A" style:family="table-column">
      <style:table-column-properties style:column-width="2.2063in"/>
    </style:style>
    <style:style style:name="Table3.B" style:family="table-column">
      <style:table-column-properties style:column-width="2.1965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kt, das ist eine sehr sinnvolle Idee:<text:line-break/>Du bekommst jetzt einen <text:span text:style-name="Strong_20_Emphasis">detaillierten Lernzettel</text:span>, mit dem du <text:span text:style-name="Strong_20_Emphasis">Eingaben mit </text:span><text:span text:style-name="Strong_20_Emphasis"><text:span text:style-name="Source_20_Text">prompt_toolkit</text:span></text:span> wie ein Profi umsetzen kannst – <text:span text:style-name="Strong_20_Emphasis">ohne Internet</text:span>, nur mit deinem Editor und deinen eigenen Händen.</text:p>
      <text:p text:style-name="Horizontal_20_Line"/>
      <text:h text:style-name="Heading_20_1" text:outline-level="1">📘 <text:span text:style-name="Strong_20_Emphasis">Lernzettel: Eingabe &amp; Validierung mit </text:span><text:span text:style-name="Strong_20_Emphasis"><text:span text:style-name="Source_20_Text">prompt_toolkit</text:span></text:span></text:h>
      <text:p text:style-name="Quotations">Ziel: Du lernst, wie du Benutzereingaben (z. B. E-Mail-Adresse, Passwort, Portnummern etc.) <text:span text:style-name="Strong_20_Emphasis">interaktiv, geprüft, professionell</text:span> abfragen kannst – mit <text:span text:style-name="Emphasis"><text:span text:style-name="Source_20_Text">prompt_toolkit</text:span></text:span>.</text:p>
      <text:p text:style-name="Horizontal_20_Line"/>
      <text:h text:style-name="Heading_20_2" text:outline-level="2">🧠 <text:span text:style-name="Strong_20_Emphasis">1. Grundidee: Wie läuft eine Eingabe mit </text:span><text:span text:style-name="Strong_20_Emphasis"><text:span text:style-name="Source_20_Text">prompt_toolkit</text:span></text:span><text:span text:style-name="Strong_20_Emphasis"> ab?</text:span></text:h>
      <text:p text:style-name="Text_20_body">Statt <text:span text:style-name="Source_20_Text">input()</text:span> nutzt du:</text:p>
      <text:p text:style-name="P1"><text:span text:style-name="Source_20_Text">from prompt_toolkit import prompt</text:span></text:p>
      <text:p text:style-name="Text_20_body">Dieser <text:span text:style-name="Source_20_Text">prompt()</text:span>-Aufruf unterstützt viele Profi-Funktionen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unktion</text:p>
            </table:table-cell>
            <table:table-cell table:style-name="Table1.A1" office:value-type="string">
              <text:p text:style-name="Table_20_Heading">Zweck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prompt()</text:span></text:p>
          </table:table-cell>
          <table:table-cell table:style-name="Table1.A1" office:value-type="string">
            <text:p text:style-name="Table_20_Contents">Textbasiertes Eingabefeld im Termin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Validator</text:span></text:p>
          </table:table-cell>
          <table:table-cell table:style-name="Table1.A1" office:value-type="string">
            <text:p text:style-name="Table_20_Contents">Gültigkeit der Eingabe prüfen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mpleter</text:span></text:p>
          </table:table-cell>
          <table:table-cell table:style-name="Table1.A1" office:value-type="string">
            <text:p text:style-name="Table_20_Contents">Tab-Vervollständigu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is_password=True</text:span></text:p>
          </table:table-cell>
          <table:table-cell table:style-name="Table1.A1" office:value-type="string">
            <text:p text:style-name="Table_20_Contents">Eingabe maskieren (z. B. für Passwörter)</text:p>
          </table:table-cell>
        </table:table-row>
        <table:table-row>
          <table:table-cell table:style-name="Table1.A1" office:value-type="string">
            <text:p text:style-name="Table_20_Contents"><text:span text:style-name="Source_20_Text">bottom_toolbar</text:span></text:p>
          </table:table-cell>
          <table:table-cell table:style-name="Table1.A1" office:value-type="string">
            <text:p text:style-name="Table_20_Contents">Zusätzliche Hinweise anzeigen</text:p>
          </table:table-cell>
        </table:table-row>
      </table:table>
      <text:p text:style-name="Horizontal_20_Line"/>
      <text:h text:style-name="Heading_20_2" text:outline-level="2">🛠️ <text:span text:style-name="Strong_20_Emphasis">2. Eingabestruktur für dein Projekt</text:span></text:h>
      <text:p text:style-name="Text_20_body">Du wirst <text:span text:style-name="Strong_20_Emphasis">pro Eingabe eine eigene Funktion</text:span> schreiben, z. B.:</text:p>
      <text:list text:style-name="L1">
        <text:list-item>
          <text:p text:style-name="P2"><text:span text:style-name="Source_20_Text">ask_email()</text:span></text:p>
        </text:list-item>
        <text:list-item>
          <text:p text:style-name="P2"><text:span text:style-name="Source_20_Text">ask_imap_server()</text:span></text:p>
        </text:list-item>
        <text:list-item>
          <text:p text:style-name="P2"><text:span text:style-name="Source_20_Text">ask_smtp_server()</text:span></text:p>
        </text:list-item>
        <text:list-item>
          <text:p text:style-name="P2"><text:span text:style-name="Source_20_Text">ask_port()</text:span></text:p>
        </text:list-item>
        <text:list-item>
          <text:p text:style-name="P2"><text:span text:style-name="Source_20_Text">ask_password()</text:span></text:p>
        </text:list-item>
        <text:list-item>
          <text:p text:style-name="P2"><text:span text:style-name="Source_20_Text">ask_default_reply_message()</text:span></text:p>
        </text:list-item>
      </text:list>
      <text:p text:style-name="Text_20_body">Diese Funktionen nutzen <text:span text:style-name="Strong_20_Emphasis"><text:span text:style-name="Source_20_Text">prompt()</text:span></text:span> mit den gewünschten Features.</text:p>
      <text:p text:style-name="Horizontal_20_Line"/>
      <text:h text:style-name="Heading_20_2" text:outline-level="2"><text:soft-page-break/>🧪 <text:span text:style-name="Strong_20_Emphasis">3. Eingabe validieren mit </text:span><text:span text:style-name="Strong_20_Emphasis"><text:span text:style-name="Source_20_Text">Validator</text:span></text:span></text:h>
      <text:h text:style-name="Heading_20_3" text:outline-level="3">a) Was ist ein Validator?</text:h>
      <text:p text:style-name="Text_20_body">Ein Objekt, das prüft, ob der eingegebene Text gültig ist.<text:line-break/>Du implementierst dazu eine eigene Klasse, die von <text:span text:style-name="Source_20_Text">Validator</text:span> erbt.</text:p>
      <text:p text:style-name="Text_20_body"><text:span text:style-name="Strong_20_Emphasis">Beispiel-Schema:</text:span></text:p>
      <text:p text:style-name="Preformatted_20_Text"><text:span text:style-name="Source_20_Text">from prompt_toolkit.validation import Validator, ValidationError</text:span></text:p>
      <text:p text:style-name="Preformatted_20_Text"/>
      <text:p text:style-name="Preformatted_20_Text"><text:span text:style-name="Source_20_Text">class EmailValidator(Validator):</text:span></text:p>
      <text:p text:style-name="Preformatted_20_Text"><text:span text:style-name="Source_20_Text"><text:s text:c="4"/>def validate(self, document):</text:span></text:p>
      <text:p text:style-name="Preformatted_20_Text"><text:span text:style-name="Source_20_Text"><text:s text:c="8"/>if not ...: <text:s/># Bedingung</text:span></text:p>
      <text:p text:style-name="Preformatted_20_Text"><text:span text:style-name="Source_20_Text"><text:s text:c="12"/>raise ValidationError(</text:span></text:p>
      <text:p text:style-name="Preformatted_20_Text"><text:span text:style-name="Source_20_Text"><text:s text:c="16"/>message='Das ist keine gültige E-Mail.',</text:span></text:p>
      <text:p text:style-name="Preformatted_20_Text"><text:span text:style-name="Source_20_Text"><text:s text:c="16"/>cursor_position=... <text:s/># Optional: wo der Fehler ist</text:span></text:p>
      <text:p text:style-name="P1"><text:span text:style-name="Source_20_Text"><text:s text:c="12"/>)</text:span></text:p>
      <text:h text:style-name="Heading_20_3" text:outline-level="3">b) Typische Validierungen, die du brauchst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ingabe</text:p>
            </table:table-cell>
            <table:table-cell table:style-name="Table2.A1" office:value-type="string">
              <text:p text:style-name="Table_20_Heading">Prüfidee</text:p>
            </table:table-cell>
          </table:table-row>
        </table:table-header-rows>
        <table:table-row>
          <table:table-cell table:style-name="Table2.A1" office:value-type="string">
            <text:p text:style-name="Table_20_Contents">E-Mail</text:p>
          </table:table-cell>
          <table:table-cell table:style-name="Table2.A1" office:value-type="string">
            <text:p text:style-name="Table_20_Contents">Regex + „@“ enthalten + bekannte Domain</text:p>
          </table:table-cell>
        </table:table-row>
        <table:table-row>
          <table:table-cell table:style-name="Table2.A1" office:value-type="string">
            <text:p text:style-name="Table_20_Contents">Portnummer</text:p>
          </table:table-cell>
          <table:table-cell table:style-name="Table2.A1" office:value-type="string">
            <text:p text:style-name="Table_20_Contents">Muss Zahl sein + 1 ≤ Port ≤ 65535</text:p>
          </table:table-cell>
        </table:table-row>
        <table:table-row>
          <table:table-cell table:style-name="Table2.A1" office:value-type="string">
            <text:p text:style-name="Table_20_Contents">Servernamen</text:p>
          </table:table-cell>
          <table:table-cell table:style-name="Table2.A1" office:value-type="string">
            <text:p text:style-name="Table_20_Contents">Darf kein Leerzeichen enthalten</text:p>
          </table:table-cell>
        </table:table-row>
        <table:table-row>
          <table:table-cell table:style-name="Table2.A1" office:value-type="string">
            <text:p text:style-name="Table_20_Contents">Passwort</text:p>
          </table:table-cell>
          <table:table-cell table:style-name="Table2.A1" office:value-type="string">
            <text:p text:style-name="Table_20_Contents">Nicht leer</text:p>
          </table:table-cell>
        </table:table-row>
      </table:table>
      <text:p text:style-name="Horizontal_20_Line"/>
      <text:h text:style-name="Heading_20_2" text:outline-level="2">⚡ <text:span text:style-name="Strong_20_Emphasis">4. Autovervollständigung mit </text:span><text:span text:style-name="Strong_20_Emphasis"><text:span text:style-name="Source_20_Text">Completer</text:span></text:span></text:h>
      <text:h text:style-name="Heading_20_3" text:outline-level="3">a) Was ist ein Completer?</text:h>
      <text:p text:style-name="Text_20_body">Ein Objekt, das <text:span text:style-name="Strong_20_Emphasis">Tab-Vervollständigungen</text:span> anbietet.</text:p>
      <text:p text:style-name="Preformatted_20_Text"><text:span text:style-name="Source_20_Text">from prompt_toolkit.completion import WordCompleter</text:span></text:p>
      <text:p text:style-name="Preformatted_20_Text"/>
      <text:p text:style-name="Preformatted_20_Text"><text:span text:style-name="Source_20_Text">server_completer = WordCompleter(</text:span></text:p>
      <text:p text:style-name="Preformatted_20_Text"><text:span text:style-name="Source_20_Text"><text:s text:c="4"/>['imap.gmail.com', 'imap.mailbox.org', 'imap.strato.de'],</text:span></text:p>
      <text:p text:style-name="Preformatted_20_Text"><text:span text:style-name="Source_20_Text"><text:s text:c="4"/>ignore_case=True</text:span></text:p>
      <text:p text:style-name="P1"><text:span text:style-name="Source_20_Text">)</text:span></text:p>
      <text:p text:style-name="Text_20_body">Dann bei <text:span text:style-name="Source_20_Text">prompt()</text:span>:</text:p>
      <text:p text:style-name="P1"><text:span text:style-name="Source_20_Text">prompt("IMAP-Server: ", completer=server_completer)</text:span></text:p>
      <text:p text:style-name="Horizontal_20_Line"/>
      <text:h text:style-name="Heading_20_2" text:outline-level="2">🔐 <text:span text:style-name="Strong_20_Emphasis">5. Passworteingabe (Maskierung)</text:span></text:h>
      <text:p text:style-name="Text_20_body">Einfach mit:</text:p>
      <text:p text:style-name="P1"><text:span text:style-name="Source_20_Text">prompt("Passwort: ", is_password=True)</text:span></text:p>
      <text:p text:style-name="Text_20_body">Das ersetzt Eingaben mit <text:span text:style-name="Source_20_Text">****</text:span>.</text:p>
      <text:p text:style-name="Horizontal_20_Line"><text:soft-page-break/></text:p>
      <text:h text:style-name="Heading_20_2" text:outline-level="2">📋 <text:span text:style-name="Strong_20_Emphasis">6. Zusätzliche Hinweise anzeigen (</text:span><text:span text:style-name="Strong_20_Emphasis"><text:span text:style-name="Source_20_Text">bottom_toolbar</text:span></text:span><text:span text:style-name="Strong_20_Emphasis">)</text:span></text:h>
      <text:p text:style-name="Text_20_body">Du kannst unten im Terminal Hinweise einblenden:</text:p>
      <text:p text:style-name="Preformatted_20_Text"><text:span text:style-name="Source_20_Text">prompt(</text:span></text:p>
      <text:p text:style-name="Preformatted_20_Text"><text:span text:style-name="Source_20_Text"><text:s text:c="4"/>"E-Mail: ",</text:span></text:p>
      <text:p text:style-name="Preformatted_20_Text"><text:span text:style-name="Source_20_Text"><text:s text:c="4"/>bottom_toolbar="Beispiel: name@gmail.com"</text:span></text:p>
      <text:p text:style-name="P1"><text:span text:style-name="Source_20_Text">)</text:span></text:p>
      <text:p text:style-name="Horizontal_20_Line"/>
      <text:h text:style-name="Heading_20_2" text:outline-level="2">🧩 <text:span text:style-name="Strong_20_Emphasis">7. Strukturierung deiner Eingabelogik</text:span></text:h>
      <text:p text:style-name="Text_20_body">Du baust ein eigenes Modul: z. B. <text:span text:style-name="Source_20_Text">input_flow.py</text:span>.</text:p>
      <text:p text:style-name="Text_20_body">Darin:</text:p>
      <text:list text:style-name="L2">
        <text:list-item>
          <text:p text:style-name="P3">Funktionen für jede Eingabe</text:p>
        </text:list-item>
        <text:list-item>
          <text:p text:style-name="P3">Gemeinsamer Funktionsaufruf <text:span text:style-name="Source_20_Text">run_initial_setup()</text:span> z. B. in <text:span text:style-name="Source_20_Text">ResetInit.py</text:span></text:p>
        </text:list-item>
        <text:list-item>
          <text:p text:style-name="P3">Rückgabe aller Daten als <text:span text:style-name="Source_20_Text">dict</text:span> oder speichern in <text:span text:style-name="Source_20_Text">.env</text:span> / <text:span text:style-name="Source_20_Text">settings.json</text:span></text:p>
        </text:list-item>
      </text:list>
      <text:p text:style-name="Horizontal_20_Line"/>
      <text:h text:style-name="Heading_20_2" text:outline-level="2">🧹 <text:span text:style-name="Strong_20_Emphasis">8. Eingaben speichern (außerhalb dieses Lernzettels)</text:span></text:h>
      <text:list text:style-name="L3">
        <text:list-item>
          <text:p text:style-name="P4">Nutze z. B. das <text:span text:style-name="Source_20_Text">json</text:span>-Modul oder <text:span text:style-name="Source_20_Text">dotenv</text:span></text:p>
        </text:list-item>
        <text:list-item>
          <text:p text:style-name="P4">Speichere Daten in Datei, sobald sie eingegeben wurden</text:p>
        </text:list-item>
        <text:list-item>
          <text:p text:style-name="P4">Beachte: Passwort ggf. verschlüsseln oder sichern</text:p>
        </text:list-item>
      </text:list>
      <text:p text:style-name="Horizontal_20_Line"/>
      <text:h text:style-name="Heading_20_2" text:outline-level="2">🧠 <text:span text:style-name="Strong_20_Emphasis">9. Best Practices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Technik</text:p>
            </table:table-cell>
            <table:table-cell table:style-name="Table3.A1" office:value-type="string">
              <text:p text:style-name="Table_20_Heading">Wann einsetzen?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Validator</text:span></text:p>
          </table:table-cell>
          <table:table-cell table:style-name="Table3.A1" office:value-type="string">
            <text:p text:style-name="Table_20_Contents">Immer, bei prüfbaren Eingaben</text:p>
          </table:table-cell>
        </table:table-row>
        <table:table-row>
          <table:table-cell table:style-name="Table3.A1" office:value-type="string">
            <text:p text:style-name="Table_20_Contents"><text:span text:style-name="Source_20_Text">Completer</text:span> (WordCompleter)</text:p>
          </table:table-cell>
          <table:table-cell table:style-name="Table3.A1" office:value-type="string">
            <text:p text:style-name="Table_20_Contents">Wenn feste Liste vorliegt</text:p>
          </table:table-cell>
        </table:table-row>
        <table:table-row>
          <table:table-cell table:style-name="Table3.A1" office:value-type="string">
            <text:p text:style-name="Table_20_Contents"><text:span text:style-name="Source_20_Text">is_password=True</text:span></text:p>
          </table:table-cell>
          <table:table-cell table:style-name="Table3.A1" office:value-type="string">
            <text:p text:style-name="Table_20_Contents">Bei geheimen Daten</text:p>
          </table:table-cell>
        </table:table-row>
        <table:table-row>
          <table:table-cell table:style-name="Table3.A1" office:value-type="string">
            <text:p text:style-name="Table_20_Contents"><text:span text:style-name="Source_20_Text">bottom_toolbar</text:span></text:p>
          </table:table-cell>
          <table:table-cell table:style-name="Table3.A1" office:value-type="string">
            <text:p text:style-name="Table_20_Contents">Bei Hilfe-/Hinweistexte</text:p>
          </table:table-cell>
        </table:table-row>
        <table:table-row>
          <table:table-cell table:style-name="Table3.A1" office:value-type="string">
            <text:p text:style-name="Table_20_Contents">Eigene Funktion je Eingabe</text:p>
          </table:table-cell>
          <table:table-cell table:style-name="Table3.A1" office:value-type="string">
            <text:p text:style-name="Table_20_Contents">Sauberer, wartbarer Code</text:p>
          </table:table-cell>
        </table:table-row>
      </table:table>
      <text:p text:style-name="Horizontal_20_Line"/>
      <text:h text:style-name="Heading_20_2" text:outline-level="2">📌 Beispiel-Ablauf deiner Eingabesequenz (ohne Code):</text:h>
      <text:list text:style-name="L4">
        <text:list-item>
          <text:p text:style-name="P5">Starte <text:span text:style-name="Source_20_Text">ResetInit.py</text:span></text:p>
        </text:list-item>
        <text:list-item>
          <text:p text:style-name="P5">Rufe <text:span text:style-name="Source_20_Text">run_initial_setup()</text:span> aus <text:span text:style-name="Source_20_Text">input_flow.py</text:span> auf</text:p>
        </text:list-item>
        <text:list-item>
          <text:p text:style-name="P5"><text:span text:style-name="Source_20_Text">run_initial_setup()</text:span> fragt:</text:p>
          <text:list>
            <text:list-item>
              <text:p text:style-name="P5"><text:soft-page-break/>E-Mail (validiert + Domainprüfung)</text:p>
            </text:list-item>
            <text:list-item>
              <text:p text:style-name="P5">IMAP/SMTP Server (automatisch gesetzt oder manuell)</text:p>
            </text:list-item>
            <text:list-item>
              <text:p text:style-name="P5">Portnummern (per <text:span text:style-name="Source_20_Text">Validator</text:span>)</text:p>
            </text:list-item>
            <text:list-item>
              <text:p text:style-name="P5">Passwort (maskiert)</text:p>
            </text:list-item>
            <text:list-item>
              <text:p text:style-name="P5">Standardantwort (beliebiger Text, kein Validator)</text:p>
            </text:list-item>
          </text:list>
        </text:list-item>
        <text:list-item>
          <text:p text:style-name="P5">Bei Erfolg → speichere alles</text:p>
        </text:list-item>
      </text:list>
      <text:p text:style-name="Horizontal_20_Line"/>
      <text:h text:style-name="Heading_20_2" text:outline-level="2">🎓 Bonus-Tipp: Wiederverwendbare Bausteine</text:h>
      <text:p text:style-name="Text_20_body">Wenn du dir z. B. einen <text:span text:style-name="Strong_20_Emphasis"><text:span text:style-name="Source_20_Text">IntegerValidator</text:span></text:span>, <text:span text:style-name="Source_20_Text">EmailValidator</text:span>, <text:span text:style-name="Source_20_Text">PortValidator</text:span>** etc. anlegst, kannst du diese immer wieder in anderen Projekten verwenden – du baust dir damit dein eigenes kleines CLI-Toolkit.</text:p>
      <text:p text:style-name="Horizontal_20_Line"/>
      <text:h text:style-name="Heading_20_2" text:outline-level="2">❓ Möchtest du weiterführende Lernzettel?</text:h>
      <text:list text:style-name="L5">
        <text:list-item>
          <text:p text:style-name="P6"><text:span text:style-name="Source_20_Text">prompt_toolkit</text:span> Multiline-Eingaben</text:p>
        </text:list-item>
        <text:list-item>
          <text:p text:style-name="P6"><text:span text:style-name="Source_20_Text">prompt_toolkit</text:span> mit <text:span text:style-name="Source_20_Text">asyncio</text:span></text:p>
        </text:list-item>
        <text:list-item>
          <text:p text:style-name="P6"><text:span text:style-name="Source_20_Text">prompt_toolkit</text:span> Formulareingabe mit mehreren Feldern gleichzeitig (z. B. tabbar)</text:p>
        </text:list-item>
      </text:list>
      <text:p text:style-name="Text_20_body">Sag einfach Bescheid – ich begleite dich gern weiter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2:58:38.339012355</meta:creation-date>
    <dc:date>2025-06-30T12:58:59.499655028</dc:date>
    <meta:editing-duration>PT21S</meta:editing-duration>
    <meta:editing-cycles>1</meta:editing-cycles>
    <meta:document-statistic meta:table-count="3" meta:image-count="0" meta:object-count="0" meta:page-count="4" meta:paragraph-count="111" meta:word-count="519" meta:character-count="4022" meta:non-whitespace-character-count="3548"/>
    <meta:generator>LibreOffice/24.2.7.2$Linux_X86_64 LibreOffice_project/420$Build-2</meta:generator>
  </office:meta>
</office:document-meta>
</file>